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dddddd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6: </text:p>
      <text:p text:style-name="Standard"/>
      <text:p text:style-name="Standard">New:<text:tab/> <text:s/></text:p>
      <text:p text:style-name="Standard"><text:tab/>Security check <text:s/>in the backend</text:p>
      <text:p text:style-name="Standard"/>
      <text:p text:style-name="Standard"/>
      <text:p text:style-name="Standard">Flow of a web application</text:p>
      <text:p text:style-name="Standard"/>
      <text:p text:style-name="Standard"><text:tab/>Front end</text:p>
      <text:p text:style-name="Standard"><text:tab/><text:tab/>Make a request</text:p>
      <text:p text:style-name="Standard"><text:tab/><text:tab/><text:tab/>Security check request</text:p>
      <text:p text:style-name="Standard"><text:tab/><text:tab/><text:tab/>Validate request</text:p>
      <text:p text:style-name="Standard"><text:tab/><text:tab/><text:tab/>Process request</text:p>
      <text:p text:style-name="Standard"><text:tab/><text:tab/><text:tab/>Pack request</text:p>
      <text:p text:style-name="Standard"><text:tab/><text:tab/><text:tab/>Transport request (package)</text:p>
      <text:p text:style-name="Standard"/>
      <text:p text:style-name="Standard"><text:tab/>Back end</text:p>
      <text:p text:style-name="Standard"><text:tab/><text:tab/>Receive a package (request)</text:p>
      <text:p text:style-name="P1"><text:tab/><text:tab/><text:tab/>Security check <text:s/>incoming package<text:tab/>* We are here</text:p>
      <text:p text:style-name="P1"><text:tab/><text:tab/><text:tab/>Validate request<text:tab/><text:tab/><text:tab/>* We are here</text:p>
      <text:p text:style-name="P2"><text:tab/><text:tab/><text:tab/>Process request</text:p>
      <text:p text:style-name="Standard"><text:tab/><text:tab/><text:tab/>Configure response</text:p>
      <text:p text:style-name="Standard"><text:tab/><text:tab/><text:tab/>Pack response</text:p>
      <text:p text:style-name="Standard"><text:tab/><text:tab/><text:tab/>Transport response (package)</text:p>
      <text:p text:style-name="Standard"/>
      <text:p text:style-name="Standard"><text:tab/>Front end</text:p>
      <text:p text:style-name="Standard"><text:tab/><text:tab/>Receive a package (response)</text:p>
      <text:p text:style-name="Standard"><text:tab/><text:tab/><text:tab/>Security check <text:s/>package</text:p>
      <text:p text:style-name="Standard"><text:tab/><text:tab/><text:tab/>Validate <text:s/>response</text:p>
      <text:p text:style-name="Standard"><text:tab/><text:tab/><text:tab/>Process <text:s/>response</text:p>
      <text:p text:style-name="Standard"><text:tab/><text:tab/><text:tab/>Present (display) respons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8-03-04T18:46:40.63</dc:date>
    <meta:editing-duration>PT23H13M36S</meta:editing-duration>
    <meta:editing-cycles>24</meta:editing-cycles>
    <meta:generator>OpenOffice/4.1.4$Win32 OpenOffice.org_project/414m5$Build-9788</meta:generator>
    <meta:document-statistic meta:table-count="0" meta:image-count="0" meta:object-count="0" meta:page-count="1" meta:paragraph-count="25" meta:word-count="76" meta:character-count="552"/>
    <dc:creator>Kevin Yilmaz</dc:creator>
  </office:meta>
</office:document-meta>
</file>